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5.078cm" style:rel-column-width="19006*"/>
    </style:style>
    <style:style style:name="Tabelle2.B" style:family="table-column">
      <style:table-column-properties style:column-width="5.117cm" style:rel-column-width="19151*"/>
    </style:style>
    <style:style style:name="Tabelle2.C" style:family="table-column">
      <style:table-column-properties style:column-width="7.315cm" style:rel-column-width="2737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text-align="center"/>
      <style:text-properties style:font-name="DejaVu Sans3" fo:font-size="9pt" fo:font-weight="normal"/>
    </style:style>
    <style:style style:name="P7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{{GEGNERVT_VORNAME}} {{GEGNERVT_NAME}}</text:p>
          <text:p text:style-name="Addressee">{{GEGNERVT_STRASSE}}<text:line-break/>D-{{GEGNERVT_PLZ}} {{GEGNERVT_ORT}}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{{AKTE_ZEICHEN}}</text:p>
      <text:p text:style-name="Standard">{{GEGNERVT_ANREDE}},</text:p>
      <text:p text:style-name="Text_20_body"/>
      <text:p text:style-name="Text_20_body"/>
      <text:p text:style-name="Standard"/>
      <text:p text:style-name="Standard">{{GEGNERVT_NACHTEXT}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2T22:48:17</dc:date>
    <meta:editing-cycles>36</meta:editing-cycles>
    <meta:editing-duration>PT02H21M01S</meta:editing-duration>
    <meta:document-statistic meta:table-count="1" meta:image-count="0" meta:object-count="0" meta:page-count="1" meta:paragraph-count="23" meta:word-count="47" meta:character-count="549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